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moteCacheFactory.getFacad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Factory.createCache( AuxiliaryCacheAttributes iaca , ICompositeCacheManager cacheMgr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6">
            <text:p text:style-name="Table_20_Contents">16</text:p>
          </table:table-cell>
          <table:table-cell office:value-type="float" office:value="77">
            <text:p text:style-name="Table_20_Contents">77</text:p>
          </table:table-cell>
        </table:table-row>
        <table:table-row>
          <table:table-cell office:value-type="string">
            <text:p text:style-name="Table_20_Contents">RemoteCacheFactory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Factory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